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412977486BED55F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Wingdings" svg:font-family="Wingdings"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font-size-asian="12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1abca9" style:font-size-asian="12pt" style:font-name-complex="Arial1" style:font-size-complex="12pt"/>
    </style:style>
    <style:style style:name="T3" style:family="text">
      <style:text-properties style:font-name="Arial" fo:font-size="12pt" officeooo:rsid="001bc898" style:font-size-asian="12pt" style:font-name-complex="Arial1" style:font-size-complex="12pt"/>
    </style:style>
    <style:style style:name="T4" style:family="text">
      <style:text-properties style:font-name="Arial" fo:font-size="12pt" officeooo:rsid="001bf492" style:font-size-asian="12pt"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ODELO DE CONTRATO DE PRESTACION DE SERVICIOS</text:span></text:p>
      <text:p text:style-name="P2"/>
      <text:p text:style-name="Standard"><text:span text:style-name="T1">REUNIDOS</text:span></text:p>
      <text:p text:style-name="P2"/>
      <text:p text:style-name="Standard"><text:span text:style-name="T1">En la ciudad de </text:span><text:span text:style-name="T2">Berazategui</text:span><text:span text:style-name="T1">, Provincia de </text:span><text:span text:style-name="T2">Buenos Aires</text:span><text:span text:style-name="T1">, al dia </text:span><text:span text:style-name="T2">4</text:span><text:span text:style-name="T1"> del mes </text:span><text:span text:style-name="T2">Abril</text:span><text:span text:style-name="T1">, <text:s/>del año </text:span><text:span text:style-name="T2">2022</text:span><text:span text:style-name="T1">, de una parte </text:span><text:span text:style-name="T3">Vanaludi</text:span><text:span text:style-name="T1">, en adelante denominada SUMINISTRADOR/A), con domicilio en </text:span><text:span text:style-name="T3">calle 138 y 19</text:span><text:span text:style-name="T1">, numero </text:span><text:span text:style-name="T3">1865</text:span><text:span text:style-name="T1">, código postal </text:span><text:span text:style-name="T3">1884</text:span><text:span text:style-name="T1">, y de otra </text:span><text:span text:style-name="T3">Colegio Ameghino</text:span><text:span text:style-name="T1">, (en adelante denominada CLIENTE) con domicilio en </text:span><text:span text:style-name="T3">calle 138 y 19</text:span><text:span text:style-name="T1">, numero </text:span><text:span text:style-name="T3">1865</text:span><text:span text:style-name="T1">, código postal </text:span><text:span text:style-name="T3">1884</text:span><text:span text:style-name="T1">, representada por </text:span><text:span text:style-name="T3">Julieta Garcìa da Rosa</text:span><text:span text:style-name="T1">, con domicilio en </text:span><text:span text:style-name="T3">calle 138 y 19</text:span><text:span text:style-name="T1">, numero </text:span><text:span text:style-name="T3">1865</text:span><text:span text:style-name="T1">, código postal </text:span><text:span text:style-name="T3">1884</text:span><text:span text:style-name="T1">.</text:span></text:p>
      <text:p text:style-name="P2"/>
      <text:p text:style-name="Standard"><text:span text:style-name="T1">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span></text:p>
      <text:p text:style-name="P2"/>
      <text:p text:style-name="Standard"><text:span text:style-name="T1">MANIFIESTAN</text:span></text:p>
      <text:p text:style-name="Standard"><text:span text:style-name="T1"><text:line-break/>I. Que SUMINISTRADOR/A se dedica a la prestación de servicios informáticos, y entre éstos realiza desarrollo de software.<text:line-break/>II. Que CLIENTE está interesada en contratar la elaboración por SUMINISTRADOR/A de un sistema de software con los requisitos y estipulaciones acordadas en este contrato.<text:line-break/>III. Que en base a lo anterior, ambas partes acuerdan la suscripción del presente contrato que se regirá de acuerdo con los siguientes<text:line-break/></text:span></text:p>
      <text:p text:style-name="P2"/>
      <text:p text:style-name="Standard"><text:span text:style-name="T1">CLAUSULAS</text:span></text:p>
      <text:p text:style-name="Standard"><text:soft-page-break/><text:span text:style-name="T1"><text:line-break/>1. Objeto</text:span></text:p>
      <text:p text:style-name="Standard"><text:span text:style-name="T1"><text:line-break/>El objeto del presente contrato es el desarrollo, instalación, puesta en servicio y formación de usurarios por parte del SUMINISTRADOR/A para el CLIENTE del sistema de software denominado: </text:span><text:span text:style-name="T3">Vanaludi</text:span><text:span text:style-name="T1">.</text:span></text:p>
      <text:p text:style-name="Standard"><text:span text:style-name="T1"><text:line-break/>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text:line-break/>Que el SUMINISTRADOR/A, acepta las cláusulas estipuladas en el Anexo II – Licencias de Uso.</text:span></text:p>
      <text:p text:style-name="P2"/>
      <text:p text:style-name="Standard"><text:span text:style-name="T1">2. Duración</text:span></text:p>
      <text:p text:style-name="Standard"><text:span text:style-name="T1"><text:line-break/>El contrato entra en vigencia el día </text:span><text:span text:style-name="T3">4</text:span><text:span text:style-name="T1"> de </text:span><text:span text:style-name="T3">abril</text:span><text:span text:style-name="T1"> de 20</text:span><text:span text:style-name="T3">22</text:span><text:span text:style-name="T1"> y tendrá una duración de </text:span><text:span text:style-name="T3">ocho </text:span><text:span text:style-name="T1">meses/años, terminando el día </text:span><text:span text:style-name="T3">30</text:span><text:span text:style-name="T1"> de </text:span><text:span text:style-name="T3">Noviembre</text:span><text:span text:style-name="T1"> de 20</text:span><text:span text:style-name="T3">22</text:span><text:span text:style-name="T1">, salvo que ambas partes opten, en los casos en que esto sea posible, por la prórroga del mismo de acuerdo con lo que se estipula en la cláusula 15 de este contrato.</text:span></text:p>
      <text:p text:style-name="Standard"><text:span text:style-name="T1"><text:line-break/>3. Precios y Forma de Pago</text:span></text:p>
      <text:p text:style-name="Standard"><text:span text:style-name="T1"><text:line-break/>El precio del desarrollo del sistema de software objeto del presente contrato es de $</text:span><text:span text:style-name="T4">xxx</text:span><text:span text:style-name="T1">, </text:span><text:span text:style-name="T5">XX </text:span><text:span text:style-name="T1">que serán abonados teniendo, en cuotas mensuales de $ XXX,XXX durante el tiempo estipulado en el presente contrato para el desarrollo del software en cuestión.<text:line-break/>Cada cuota mensual será percibida mediante cheque el portador a nombre del responsable de la subcontratación, durante el 1 al 5 de cada mes contratado.</text:span></text:p>
      <text:p text:style-name="Standard"><text:span text:style-name="T1"><text:line-break/>4. Plazos de ejecución</text:span></text:p>
      <text:p text:style-name="Standard"><text:soft-page-break/><text:span text:style-name="T1"><text:line-break/>Los plazos de puesta en ejecución de los diferentes módulos en que se ha dividido el conjunto de los servicios informáticos contratados serán los que constan en el Anexo I - Bases técnicas de la Licitación.</text:span></text:p>
      <text:p text:style-name="Standard"><text:span text:style-name="T1"><text:line-break/>5. Seguimiento y Control</text:span></text:p>
      <text:p text:style-name="Standard"><text:span text:style-name="T1"><text:line-break/>Estará a cargo de un miembro designado por parte del CLIENTE el seguimiento y control del presente contrato. Éste se reunirá como mínimo, una vez al mes, y siempre que se considere necesario por una de las partes, para examinar cómo se vienen realizando los servicios informáticos contratados.<text:line-break/>El coordinador designado habrá de ser conocido por la otra parte de forma fehaciente.</text:span></text:p>
      <text:p text:style-name="Standard"><text:span text:style-name="T1"><text:line-break/>6. Entrega del Sistema</text:span></text:p>
      <text:p text:style-name="Standard"><text:span text:style-name="T1"><text:line-break/>El SUMINISTRADOR/A entregará a la CLIENTE el sistema de software el dia </text:span><text:span text:style-name="T4">30</text:span><text:span text:style-name="T1"> de </text:span><text:span text:style-name="T4">Noviembre </text:span><text:span text:style-name="T1">de </text:span><text:span text:style-name="T4">2022</text:span><text:span text:style-name="T1">.</text:span></text:p>
      <text:p text:style-name="Standard"><text:span text:style-name="T1"><text:line-break/>El sistema objeto de la entrega incluye:</text:span></text:p>
      <text:p text:style-name="Standard"><text:span text:style-name="T1"><text:line-break/>Todo el código ejecutable necesario para el correcto funcionamiento del sistema grabado en soporte [CD-ROM, DVD, Blu-ray, Pendrive, etc]<text:line-break/></text:span></text:p>
      <text:p text:style-name="Standard"><text:span text:style-name="T1">7. Pruebas de Aceptación de los Programas<text:line-break/></text:span></text:p>
      <text:p text:style-name="Standard"><text:span text:style-name="T1">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__ días naturales contados a partir de la entrega del sistema. Si pasada esta fecha el CLIENTE no manifiesta por escrito reparos al SUMINISTRADOR/A, se entenderá que el sistema es conforme a los requisitos.<text:line-break/></text:span><text:soft-page-break/><text:span text:style-name="T1">En el caso de la detección de errores en el producto entregado, el CLIENTE podrá otorgar un plazo de </text:span><text:span text:style-name="T4">30</text:span><text:span text:style-name="T1"> días </text:span><text:span text:style-name="T4">habi</text:span><text:span text:style-name="T1">les a la SUMINISTRADOR/A para que sustituya el programa defectuoso. Si vencido dicho plazo la SUMINISTRADOR/A no ha corregido los defectos detectados el CLIENTE podrá aplicar lo establecido en la cláusula de Penalidades.</text:span></text:p>
      <text:p text:style-name="Standard"><text:span text:style-name="T1"><text:line-break/>8. Modificaciones</text:span></text:p>
      <text:p text:style-name="Standard"><text:span text:style-name="T1"><text:line-break/>Para gestionar las posibles modificaciones de los requisitos durante el periodo de desarrollo, cada parte determina un interlocutor válido autorizado a proponer o autorizar posibles modificaciones a los requisitos del Anexo I - Bases técnicas de la Licitación.<text:line-break/></text:span></text:p>
      <text:p text:style-name="Standard"><text:span text:style-name="T1">Solamente se considerarán válidas las modificaciones de requisitos aceptadas de común acuerdo por ambos interlocutores, y cuya descripción y acuerdo quede documentalmente reflejada en una revisión del anexo de requisitos (Anexos I) numerada y firmada por ambos interlocutores.</text:span></text:p>
      <text:p text:style-name="Standard"><text:span text:style-name="T1"><text:line-break/>9. Derechos del Autor</text:span></text:p>
      <text:p text:style-name="Standard"><text:span text:style-name="T1"><text:line-break/>El SUMINISTRADOR, deberá respetar los criterios establecidos en el Anexo II – Licencias de Uso,</text:span></text:p>
      <text:p text:style-name="Standard"><text:span text:style-name="T1"><text:line-break/>2.2 Titularidad de Derechos, del software a desarrollar.</text:span></text:p>
      <text:p text:style-name="Standard"><text:span text:style-name="T1"><text:line-break/>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span></text:p>
      <text:p text:style-name="Standard"><text:span text:style-name="T1"><text:line-break/>10. Estándares</text:span></text:p>
      <text:p text:style-name="Standard"><text:soft-page-break/><text:span text:style-name="T1"><text:line-break/>El SUMINISTRADOR deberá respetar los estándares de calidad estipulados por el área PAS con el fin de que los servicios contratados cumplan esos requisitos mínimos.</text:span></text:p>
      <text:p text:style-name="Standard"><text:span text:style-name="T1"><text:line-break/>11. Confidencialidad</text:span></text:p>
      <text:p text:style-name="Standard"><text:span text:style-name="T1"><text:line-break/>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span></text:p>
      <text:p text:style-name="Standard"><text:span text:style-name="T1"><text:line-break/>12. Retrasos imputables al CLIENTE</text:span></text:p>
      <text:p text:style-name="P2"/>
      <text:p text:style-name="Standard"><text:span text:style-name="T1">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span></text:p>
      <text:p text:style-name="Standard"><text:span text:style-name="T1"><text:line-break/>13. Garantías</text:span></text:p>
      <text:p text:style-name="Standard"><text:span text:style-name="T1"><text:line-break/>En los supuestos en que, de acuerdo con las previsiones efectuadas, se observase la existencia de alguna demora en los tiempos de respuesta o retraso en la prestación del servicio, el SUMINISTRADOR/A habrá de justificar debidamente el mismo y aplicar, de inmediato, los medios necesarios para corregir tal desviación, a su cargo y cuenta.<text:line-break/>El SUMINISTRADOR/A garantiza al CLIENTE el correcto funcionamiento de todos los servicios informáticos contratados, comprometiéndose a subsanar cualquier error o fallo que le sea imputable que pudiera aparecer durante el tiempo de vigencia del contrato.<text:line-break/>El SUMINISTRADOR/A garantiza al CLIENTE que los tiempos de respuesta de las operaciones y el nivel de servicio serán los que figuran en el Anexo I.<text:line-break/>El SUMINISTRADOR/A garantiza al CLIENTE que tiene establecidos los sistemas mínimos de seguridad que figuran en el Anexo I.<text:line-break/></text:span><text:soft-page-break/><text:span text:style-name="T1">El SUMINISTRADOR/A garantiza al CLIENTE que tiene establecidos los pertinentes controles de calidad.</text:span></text:p>
      <text:p text:style-name="Standard"><text:span text:style-name="T1"><text:line-break/>13. Responsabilidades</text:span></text:p>
      <text:p text:style-name="Standard"><text:span text:style-name="T1"><text:line-break/>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text:line-break/>El CLIENTE no asume responsabilidad alguna por razón de los accidentes que en el desarrollo de su actividad pudiera sufrir el personal colaborador del SUMINISTRADOR/A o por los daños que éste pudiera ocasionar a terceras personas.<text:line-break/>Lo mismo se entenderá respecto del SUMINISTRADOR/A con relación al personal especializado que por parte del CLIENTE participase en este contrato.<text:line-break/>El SUMINISTRADOR/A, a dichos efectos, deberá tener cubiertos estos riesgos mediante el correspondiente seguro de responsabilidad civil.<text:line-break/>El SUMINISTRADOR/A asume la responsabilidad por la pérdida o corrupción de datos que se puedan producir especialmente en el caso de que se trate de datos de carácter personal.</text:span></text:p>
      <text:p text:style-name="Standard"><text:span text:style-name="T1"><text:line-break/>14. Resolución anticipada</text:span></text:p>
      <text:p text:style-name="P2"/>
      <text:p text:style-name="Standard"><text:span text:style-name="T1">Serán causas de resolución anticipada del presente contrato:</text:span></text:p>
      <text:p text:style-name="Standard"><text:span text:style-name="T1"><text:line-break/>A. Incumplimiento de las prestaciones de cada parte en las fechas y formas acordadas.<text:line-break/>B. Incumplimiento de las obligaciones correspondientes a cada parte. La resolución por<text:line-break/>esta causa podrá dar lugar a indemnización por daños y perjuicios causados por el<text:line-break/>incumplimiento.<text:line-break/>C. Por hallarse cualquiera de las partes en un supuesto de caso fortuito o fuerza mayor.</text:span></text:p>
      <text:p text:style-name="Standard"><text:span text:style-name="T1"><text:line-break/>Si el contrato fuera resuelto anticipadamente sin producir la entrega del sistema de software en su totalidad o en la forma dispuesta en este contrato, ambas partes </text:span><text:soft-page-break/><text:span text:style-name="T1">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span></text:p>
      <text:p text:style-name="Standard"><text:span text:style-name="T1"><text:line-break/>15. Penalizaciones</text:span></text:p>
      <text:p text:style-name="Standard"><text:span text:style-name="T1"><text:line-break/>Cualquier retraso de la SUMINISTRADOR/A en la fecha de entrega del sistema acordada dará derecho a la exigencia de una penalización económica a pagar por la SUMINISTRADOR/A al</text:span><text:bookmark text:name="_GoBack"/><text:span text:style-name="T1"> CLIENTE de xxxxx $ por día, que deberá abonarse del siguiente modo: </text:span><text:span text:style-name="T4">Efectivo</text:span></text:p>
      <text:p text:style-name="Standard"><text:span text:style-name="T1">Estas penalizaciones no se aplicarán en los casos en los que se demuestre que el retraso es debido al CLIENTE.</text:span></text:p>
      <text:p text:style-name="Standard"><text:span text:style-name="T1"><text:line-break/>16. Comunicaciones</text:span></text:p>
      <text:p text:style-name="Standard"><text:span text:style-name="T1"><text:line-break/>Cualquier comunicación entre ambas sociedades, relacionadas con el presente contrato, salvo las referidas a las condiciones técnicas que se hará a través del Coordinador designado para tal fin, se hará por escrito y se entregará personalmente o por correo certificado con acuse de recibo en las sedes respectivas a las personas que se detallan a continuación.</text:span></text:p>
      <text:p text:style-name="P2"/>
      <text:p text:style-name="P2"/>
      <text:p text:style-name="P2"/>
      <text:p text:style-name="P2"/>
      <text:p text:style-name="Standard"><text:span text:style-name="T1"><text:line-break/>POR EL CLIENTE</text:span></text:p>
      <text:p text:style-name="Standard"><text:span text:style-name="T1"><text:line-break/>Sr/Sra.: </text:span><text:span text:style-name="T4">Julieta Garcìa da Rosa</text:span><text:span text:style-name="T1"><text:line-break/>Dirección: </text:span><text:span text:style-name="T4">138 y 19</text:span><text:span text:style-name="T1"><text:line-break/></text:span><text:soft-page-break/><text:span text:style-name="T1">Teléfono:</text:span><text:span text:style-name="T4">4216-5630</text:span><text:span text:style-name="T1"><text:line-break/>Dirección e-mail: </text:span><text:span text:style-name="T4">campusfameghino.edu.ar</text:span><text:span text:style-name="T1"><text:line-break/><text:line-break/>POR EL SUMINISTRADOR/A</text:span></text:p>
      <text:p text:style-name="Standard"><text:span text:style-name="T1"><text:line-break/>Sr/Sra.: </text:span><text:span text:style-name="T4">Valentin Mohrenberger</text:span><text:span text:style-name="T1"><text:line-break/>Dirección: </text:span><text:span text:style-name="T4">calle 138 y 19</text:span></text:p>
      <text:p text:style-name="Standard"><text:span text:style-name="T1">Teléfono:</text:span><text:span text:style-name="T4">4216-5630</text:span><text:span text:style-name="T1"><text:line-break/>Dirección e-mail: </text:span><text:span text:style-name="T4">campusfameghino.edu.ar</text:span></text:p>
      <text:p text:style-name="Standard"><text:span text:style-name="T1"><text:line-break/>Y en prueba de conformidad ambas partes firman el presente, por duplicado ejemplar y a un solo efecto en la fecha y lugar indicado.</text:span></text:p>
      <text:p text:style-name="P2"/>
      <text:p text:style-name="P2"/>
      <text:p text:style-name="Standard"><text:span text:style-name="T1">_________________________________</text:span></text:p>
      <text:p text:style-name="Standard"><text:span text:style-name="T1">Firma y Aclaracion de SUMINISTRADOR/A</text:span></text:p>
      <text:p text:style-name="P2"/>
      <text:p text:style-name="Standard"><text:span text:style-name="T1">__________________________________</text:span></text:p>
      <text:p text:style-name="Standard"><text:span text:style-name="T1">Firma y Aclaración de CLIE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333333" loext:opacity="100%" style:font-name="Wingdings" fo:font-family="Wingdings"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as-char" svg:width="4.445cm" svg:height="4.445cm" draw:z-index="7"><draw:image xlink:href="Pictures/10000001000001F4000001F412977486BED55F13.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eta Garcìa Da Rosa</meta:initial-creator>
    <meta:editing-cycles>2</meta:editing-cycles>
    <meta:creation-date>2022-06-07T12:56:00</meta:creation-date>
    <dc:date>2022-08-25T08:57:24.894242198</dc:date>
    <meta:editing-duration>PT59M58S</meta:editing-duration>
    <meta:generator>LibreOffice/7.3.5.2$Linux_X86_64 LibreOffice_project/30$Build-2</meta:generator>
    <meta:document-statistic meta:table-count="0" meta:image-count="1" meta:object-count="0" meta:page-count="8" meta:paragraph-count="60" meta:word-count="1671" meta:character-count="10738" meta:non-whitespace-character-count="9076"/>
    <meta:user-defined meta:name="AppVersion">16.0000</meta:user-defined>
    <meta:template xlink:type="simple" xlink:actuate="onRequest" xlink:title="Normal.dotm" xlink:href=""/>
  </office:meta>
</office:document-meta>
</file>